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olderSupport.setTimeoutInMillis( long 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olderSupport.checkTransactionTimeout( boolean deadlineReach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olderSuppor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HolderSupport.is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olderSupport.isSynchronizedWith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olderSupport.setSynchronizedWithTransaction( boolean synchronizedWith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olderSupport.has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olderSuppor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HolderSupport.setTimeoutInSeconds( int 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olderSupport.set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olderSupport.is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olderSupport.relea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olderSupport.getTimeToLiveIn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HolderSupport.unbou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olderSupport.requ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olderSupport.getTimeToLiveInMilli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HolderSupport.getDea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olderSupport.resetRollback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olderSupport.is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